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 Mono" svg:font-family="'DejaVu Sans Mono'" style:font-family-generic="modern" style:font-pitch="fixed"/>
    <style:font-face style:name="DejaVu Sans Condensed" svg:font-family="'DejaVu Sans Condensed'" style:font-family-generic="roman" style:font-pitch="variable"/>
    <style:font-face style:name="Comic Sans MS" svg:font-family="'Comic Sans MS'" style:font-family-generic="script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T1" style:family="text">
      <style:text-properties style:font-name="DejaVu Sans Mono" fo:font-weight="bold" style:font-weight-asian="bold" style:font-weight-complex="bold"/>
    </style:style>
    <style:style style:name="T2" style:family="text">
      <style:text-properties style:font-name="DejaVu Sans Mono" fo:font-weight="bold" officeooo:rsid="0014cf41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font-name="Comic Sans MS"/>
    </style:style>
    <style:style style:name="T7" style:family="text">
      <style:text-properties officeooo:rsid="0014cf4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ilà, vous avez réussi à l'ouvrir.</text:p>
      <text:p text:style-name="P1"/>
      <text:p text:style-name="P2">Ce document est un fichier au format OpenDocument, utilisé par OpenOffice.<text:span text:style-name="T7">org, LibreOffice</text:span>, Koffice, et <text:span text:style-name="T7">partiellement</text:span> supporté par Microsoft Office. Un moyen simple de l'ouvrir est de lancer la commande <text:span text:style-name="T2">so</text:span><text:span text:style-name="T1">ffice etape-C2.odt</text:span>, ou <text:span text:style-name="T2">s</text:span><text:span text:style-name="T1">owriter etape-C2.odt</text:span> <text:span text:style-name="T7">(les noms de commandes peuvent être ooffice, ou libreoffice selon les distributions).</text:span></text:p>
      <text:p text:style-name="P2"/>
      <text:p text:style-name="P2">C'est un document de traitement de texte, on peut donc faire <text:span text:style-name="T3">toutes</text:span> <text:span text:style-name="T4">sortes</text:span> <text:span text:style-name="T5">de</text:span> <text:span text:style-name="T6">formattages</text:span>, insérer des images, ...</text:p>
      <text:p text:style-name="P2"/>
      <text:p text:style-name="P2">Mais on s'éloigne ... vous voudrez sans doute avoir l'énoncé de l'étape suivante. C'est très simple, l'étape suivante se trouve dans le fichier etape-C3.png dans le même répertoire que celui-ci. Mais là encore, il vous reste à trouver quelle application utiliser pour l'ouvri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 Mono" svg:font-family="'DejaVu Sans Mono'" style:font-family-generic="modern" style:font-pitch="fixed"/>
    <style:font-face style:name="DejaVu Sans Condensed" svg:font-family="'DejaVu Sans Condensed'" style:font-family-generic="roman" style:font-pitch="variable"/>
    <style:font-face style:name="Comic Sans MS" svg:font-family="'Comic Sans MS'" style:font-family-generic="script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07-07T18:58:41</meta:creation-date>
    <dc:date>2011-07-20T13:15:31</dc:date>
    <dc:language>en-US</dc:language>
    <meta:editing-cycles>3</meta:editing-cycles>
    <meta:editing-duration>PT00H07M06S</meta:editing-duration>
    <meta:document-statistic meta:table-count="0" meta:image-count="0" meta:object-count="0" meta:page-count="1" meta:paragraph-count="4" meta:word-count="114" meta:character-count="761"/>
    <meta:user-defined meta:name="Info 1"/>
    <meta:user-defined meta:name="Info 2"/>
    <meta:user-defined meta:name="Info 3"/>
    <meta:user-defined meta:name="Info 4"/>
  </office:meta>
</office:document-meta>
</file>